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ato" officeooo:rsid="0005b628" officeooo:paragraph-rsid="0005b628"/>
    </style:style>
    <style:style style:name="P2" style:family="paragraph" style:parent-style-name="Standard">
      <style:text-properties style:font-name="Lato" fo:font-size="11pt" fo:font-weight="bold" officeooo:rsid="0005b628" officeooo:paragraph-rsid="0005b628" style:font-size-asian="11pt" style:font-weight-asian="bold" style:font-size-complex="11pt" style:font-weight-complex="bold"/>
    </style:style>
    <style:style style:name="P3" style:family="paragraph" style:parent-style-name="Standard" style:list-style-name="L1">
      <style:text-properties style:font-name="Lato" fo:font-size="11pt" fo:font-weight="bold" officeooo:rsid="0005b628" officeooo:paragraph-rsid="0005b628" style:font-size-asian="11pt" style:font-weight-asian="bold" style:font-size-complex="11pt" style:font-weight-complex="bold"/>
    </style:style>
    <style:style style:name="P4" style:family="paragraph" style:parent-style-name="Standard" style:list-style-name="L1">
      <style:text-properties style:font-name="Lato" fo:font-size="11pt" fo:font-weight="bold" officeooo:rsid="00060213" officeooo:paragraph-rsid="00060213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ato" fo:font-size="11pt" fo:font-weight="bold" officeooo:rsid="00060213" officeooo:paragraph-rsid="00060213" style:font-size-asian="11pt" style:font-weight-asian="bold" style:font-size-complex="11pt" style:font-weight-complex="bold"/>
    </style:style>
    <style:style style:name="P6" style:family="paragraph" style:parent-style-name="Standard" style:list-style-name="L2">
      <style:text-properties style:font-name="Lato" fo:font-size="11pt" fo:font-weight="bold" officeooo:rsid="00060213" officeooo:paragraph-rsid="00060213" style:font-size-asian="11pt" style:font-weight-asian="bold" style:font-size-complex="11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Nombrar todos los sistemas que fallaron por un problema en:</text:p>
      <text:list xml:id="list1092091422" text:style-name="L1">
        <text:list-item>
          <text:p text:style-name="P3">La programación o prueba del sistema software.</text:p>
        </text:list-item>
        <text:list-item>
          <text:p text:style-name="P3">El diseño del software o del hardware.</text:p>
        </text:list-item>
        <text:list-item>
          <text:p text:style-name="P3">El estudio del problema (análisis y especificación de requisitos o de recursos necesitados).</text:p>
        </text:list-item>
        <text:list-item>
          <text:p text:style-name="P4">Una mala documentación o uso.</text:p>
        </text:list-item>
        <text:list-item>
          <text:p text:style-name="P4">La seguridad.</text:p>
        </text:list-item>
        <text:list-item>
          <text:p text:style-name="P4">Una deficiente análisis del riesgo.</text:p>
        </text:list-item>
      </text:list>
      <text:p text:style-name="P5">2. De toda esta lista de desastres:</text:p>
      <text:list xml:id="list3267992814" text:style-name="L2">
        <text:list-item>
          <text:p text:style-name="P6">¿Cuál es el intruso?</text:p>
        </text:list-item>
        <text:list-item>
          <text:p text:style-name="P6">¿Cuál consideras que es el peor de todos? ¿por qué?</text:p>
        </text:list-item>
        <text:list-item>
          <text:p text:style-name="P6">¿Cuáles están relacionados con la industria armamentística?</text:p>
        </text:list-item>
        <text:list-item>
          <text:p text:style-name="P6">¿Cuáles están relacionados con la industria aeroespacial?</text:p>
        </text:list-item>
        <text:list-item>
          <text:p text:style-name="P6">¿Cuáles están relacionados con la industria sanitaria?</text:p>
        </text:list-item>
        <text:list-item>
          <text:p text:style-name="P6">¿Cuáles están relacionados con las finanzas?</text:p>
        </text:list-item>
      </text:list>
      <text:p text:style-name="P5">3. Investiga algún otro desastre ocasionado con un sistema software no incluido en esta lista y descríbelo.</text:p>
      <text:p text:style-name="P5">3. Expón, de forma breve, cuál es tu opinión respecto a todo lo aprendido ¿Cuáles sería las posibles soluciones para evitar, en la medida de lo posible, los fallos en un sistema software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ato" officeooo:rsid="0005b628" officeooo:paragraph-rsid="0005b628"/>
    </style:style>
    <style:page-layout style:name="Mpm1">
      <style:page-layout-properties fo:page-width="21.001cm" fo:page-height="29.7cm" style:num-format="1" style:print-orientation="portrait" fo:margin-top="1cm" fo:margin-bottom="1cm" fo:margin-left="1.7cm" fo:margin-right="1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elación 1.2</text:p>
        <text:p text:style-name="MP1">Salvador Romero Corté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6T13:37:24.849000000</meta:creation-date>
    <dc:date>2021-03-06T14:05:33.094000000</dc:date>
    <meta:editing-duration>PT17M58S</meta:editing-duration>
    <meta:editing-cycles>1</meta:editing-cycles>
    <meta:document-statistic meta:table-count="0" meta:image-count="0" meta:object-count="0" meta:page-count="1" meta:paragraph-count="18" meta:word-count="165" meta:character-count="987" meta:non-whitespace-character-count="852"/>
    <meta:generator>LibreOffice/7.1.0.3$Windows_X86_64 LibreOffice_project/f6099ecf3d29644b5008cc8f48f42f4a40986e4c</meta:generator>
  </office:meta>
</office:document-meta>
</file>